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Medical Ethics [m]</text:p>
          </table:table-cell>
          <table:table-cell office:value-type="string" calcext:value-type="string">
            <text:p>Defeat X without healing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X without using more than X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X without accumulating more than X Dark Points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eriodic Sin [m]</text:p>
          </table:table-cell>
          <table:table-cell office:value-type="string" calcext:value-type="string">
            <text:p>Defeat X without activating Dark Mode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4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23:05:51.7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25T00:56:13.052000000</dc:date>
    <meta:editing-duration>P2DT9H6M54S</meta:editing-duration>
    <meta:editing-cycles>231</meta:editing-cycles>
    <meta:document-statistic meta:table-count="2" meta:cell-count="4663" meta:object-count="0"/>
  </office:meta>
</office:document-meta>
</file>